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000000"/>
    </style:style>
    <style:style style:name="P4" style:family="paragraph">
      <style:text-properties fo:color="#000000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8.255cm" svg:height="8.255cm" svg:x="11.794cm" svg:y="2.27cm" svg:viewBox="0 0 8256 8256" svg:d="m4127 0c2340 0 4128 1787 4128 4127s-8255 2340-8255 0 1787-4127 4127-4127zm-4127 0zm8256 8256z">
            <text:p/>
          </draw:path>
          <draw:custom-shape draw:style-name="gr2" draw:text-style-name="P1" draw:layer="layout" svg:width="8.255cm" svg:height="2.74cm" svg:x="11.795cm" svg:y="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3.54cm" svg:y1="17.51cm" svg:x2="16.875cm" svg:y2="17.51cm">
          <text:p/>
        </draw:line>
        <draw:line draw:style-name="gr3" draw:text-style-name="P1" draw:layer="layout" svg:x1="11.16cm" svg:y1="17.51cm" svg:x2="14.97cm" svg:y2="13.7cm">
          <text:p/>
        </draw:line>
        <draw:line draw:style-name="gr3" draw:text-style-name="P1" draw:layer="layout" svg:x1="12.43cm" svg:y1="16.875cm" svg:x2="16.875cm" svg:y2="16.875cm">
          <text:p/>
        </draw:line>
        <draw:line draw:style-name="gr3" draw:text-style-name="P1" draw:layer="layout" svg:x1="10.525cm" svg:y1="18.145cm" svg:x2="16.875cm" svg:y2="18.145cm">
          <text:p/>
        </draw:line>
        <draw:line draw:style-name="gr4" draw:text-style-name="P1" draw:layer="layout" svg:x1="7.985cm" svg:y1="20.685cm" svg:x2="10.525cm" svg:y2="18.145cm">
          <text:p/>
        </draw:line>
        <draw:frame draw:style-name="gr5" draw:text-style-name="P2" draw:layer="layout" svg:width="3.017cm" svg:height="0.806cm" svg:x="14.335cm" svg:y="14.335cm">
          <draw:text-box>
            <text:p><text:span text:style-name="T1">Scatter Out</text:span></text:p>
          </draw:text-box>
        </draw:frame>
        <draw:frame draw:style-name="gr5" draw:text-style-name="P2" draw:layer="layout" svg:width="2.513cm" svg:height="0.806cm" svg:x="13.223cm" svg:y="16.069cm">
          <draw:text-box>
            <text:p><text:span text:style-name="T1">Emission</text:span></text:p>
          </draw:text-box>
        </draw:frame>
        <draw:frame draw:style-name="gr5" draw:text-style-name="P2" draw:layer="layout" svg:width="2.631cm" svg:height="0.806cm" svg:x="13.074cm" svg:y="18.145cm">
          <draw:text-box>
            <text:p><text:span text:style-name="T1">Scatter In</text:span></text:p>
          </draw:text-box>
        </draw:frame>
        <draw:frame draw:style-name="gr5" draw:text-style-name="P4" draw:layer="layout" svg:width="3.728cm" svg:height="0.806cm" svg:x="4.175cm" svg:y="16.704cm">
          <draw:text-box>
            <text:p text:style-name="P3"><text:span text:style-name="T2">Incoming L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 Gibson</meta:initial-creator>
    <meta:creation-date>2011-05-28T19:10:21</meta:creation-date>
    <dc:date>2011-05-29T01:43:26</dc:date>
    <dc:creator>Chris Gibson</dc:creator>
    <meta:editing-duration>PT7M45S</meta:editing-duration>
    <meta:editing-cycles>2</meta:editing-cycles>
    <meta:generator>LibreOffice/3.3$Unix LibreOffice_project/330m19$Build-202</meta:generator>
    <meta:document-statistic meta:object-count="12"/>
  </office:meta>
</office:document-meta>
</file>